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799in" style:contextual-spacing="false" fo:line-height="115%" fo:text-indent="0in" style:auto-text-indent="false" fo:background-color="transparent"/>
      <style:text-properties officeooo:paragraph-rsid="00132c98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.0598in" style:contextual-spacing="false" fo:line-height="115%" fo:text-indent="0in" style:auto-text-indent="false" fo:background-color="transparent"/>
      <style:text-properties officeooo:paragraph-rsid="00132c98"/>
    </style:style>
    <style:style style:name="P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132c98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132c98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1in" style:contextual-spacing="false" fo:line-height="115%" fo:text-indent="0in" style:auto-text-indent="false" fo:background-color="transparent"/>
      <style:text-properties officeooo:paragraph-rsid="00132c98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fo:font-weight="bold" officeooo:paragraph-rsid="00132c98" style:font-weight-asian="bold" style:font-weight-complex="bold"/>
    </style:style>
    <style:style style:name="P11" style:family="paragraph" style:parent-style-name="Heading_20_1">
      <style:paragraph-properties fo:margin-top="0in" fo:margin-bottom="0in" style:contextual-spacing="false" fo:break-before="page"/>
      <style:text-properties officeooo:paragraph-rsid="00132c98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0140f51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5b3b" style:font-weight-asian="bold" style:font-weight-complex="bold"/>
    </style:style>
    <style:style style:name="T6" style:family="text">
      <style:text-properties officeooo:rsid="00140f51"/>
    </style:style>
    <style:style style:name="T7" style:family="text">
      <style:text-properties officeooo:rsid="001a3bf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400. Construct K Palindrome Strings</text:h>
      <text:p text:style-name="P2">Given a string <text:span text:style-name="Source_20_Text"><text:span text:style-name="T1">s</text:span></text:span> and an integer <text:span text:style-name="Source_20_Text"><text:span text:style-name="T1">k</text:span></text:span>, return <text:span text:style-name="Source_20_Text"><text:span text:style-name="T1">true</text:span></text:span> <text:span text:style-name="Emphasis"><text:span text:style-name="T2">if you can use all the characters in </text:span></text:span><text:span text:style-name="Source_20_Text"><text:span text:style-name="T1">s</text:span></text:span><text:span text:style-name="Emphasis"><text:span text:style-name="T2"> to construct </text:span></text:span><text:span text:style-name="Source_20_Text"><text:span text:style-name="T1">k</text:span></text:span><text:span text:style-name="Emphasis"><text:span text:style-name="T2"> palindrome strings or </text:span></text:span><text:span text:style-name="Source_20_Text"><text:span text:style-name="T1">false</text:span></text:span><text:span text:style-name="Emphasis"><text:span text:style-name="T2"> otherwise</text:span></text:span>.</text:p>
      <text:p text:style-name="P2"> </text:p>
      <text:p text:style-name="P2"><text:span text:style-name="Strong_20_Emphasis"><text:span text:style-name="T2">Example 1:</text:span></text:span></text:p>
      <text:p text:style-name="P1"><text:span text:style-name="Strong_20_Emphasis"><text:span text:style-name="T2">Input:</text:span></text:span> s = "annabelle", k = 2</text:p>
      <text:p text:style-name="P1"><text:span text:style-name="Strong_20_Emphasis"><text:span text:style-name="T2">Output:</text:span></text:span> true</text:p>
      <text:p text:style-name="P1"><text:span text:style-name="Strong_20_Emphasis"><text:span text:style-name="T2">Explanation:</text:span></text:span> You can construct two palindromes using all characters in s.</text:p>
      <text:p text:style-name="P4">Some possible constructions "anna" + "elble", "anbna" + "elle", "anellena" + "b"</text:p>
      <text:p text:style-name="P2"><text:span text:style-name="Strong_20_Emphasis"><text:span text:style-name="T2">Example 2:</text:span></text:span></text:p>
      <text:p text:style-name="P1"><text:span text:style-name="Strong_20_Emphasis"><text:span text:style-name="T2">Input:</text:span></text:span> s = "leetcode", k = 3</text:p>
      <text:p text:style-name="P1"><text:span text:style-name="Strong_20_Emphasis"><text:span text:style-name="T2">Output:</text:span></text:span> false</text:p>
      <text:p text:style-name="P3"><text:span text:style-name="Strong_20_Emphasis"><text:span text:style-name="T2">Explanation:</text:span></text:span> It is impossible to construct 3 palindromes using all the characters of s.</text:p>
      <text:p text:style-name="P2"><text:span text:style-name="Strong_20_Emphasis"><text:span text:style-name="T2">Example 3:</text:span></text:span></text:p>
      <text:p text:style-name="P1"><text:span text:style-name="Strong_20_Emphasis"><text:span text:style-name="T2">Input:</text:span></text:span> s = "true", k = 4</text:p>
      <text:p text:style-name="P1"><text:span text:style-name="Strong_20_Emphasis"><text:span text:style-name="T2">Output:</text:span></text:span> true</text:p>
      <text:p text:style-name="P3"><text:span text:style-name="Strong_20_Emphasis"><text:span text:style-name="T2">Explanation:</text:span></text:span> The only possible solution is to put each character in a separate string.</text:p>
      <text:p text:style-name="P2"> </text:p>
      <text:p text:style-name="P2"><text:span text:style-name="Strong_20_Emphasis"><text:span text:style-name="T2">Constraints:</text:span></text:span></text:p>
      <text:list text:style-name="L1">
        <text:list-item>
          <text:p text:style-name="P13"><text:span text:style-name="Source_20_Text"><text:span text:style-name="T1">1 &lt;= s.length &lt;= </text:span></text:span><text:span text:style-name="Source_20_Text"><text:span text:style-name="T1"><draw:frame draw:style-name="fr1" draw:name="Object1" text:anchor-type="as-char" svg:y="-0.2161in" svg:width="0.4154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3"><text:span text:style-name="Source_20_Text"><text:span text:style-name="T1">s</text:span></text:span> consists of lowercase English letters.</text:p>
        </text:list-item>
        <text:list-item>
          <text:p text:style-name="P14"><text:span text:style-name="Source_20_Text"><text:span text:style-name="T1">1 &lt;= k &lt;= </text:span></text:span><text:span text:style-name="Source_20_Text"><text:span text:style-name="T1"><draw:frame draw:style-name="fr1" draw:name="Object2" text:anchor-type="as-char" svg:y="-0.2161in" svg:width="0.4154in" svg:height="0.261in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  </text:list-item>
      </text:list>
      <text:p text:style-name="Text_20_body"/>
      <text:h text:style-name="P11" text:outline-level="1">1400. Construct K Palindrome Strings</text:h>
      <text:p text:style-name="P7">/*</text:p>
      <text:p text:style-name="P10"><text:s text:c="4"/>Math: counting number of odds frequencies</text:p>
      <text:p text:style-name="P10"><text:s text:c="4"/>using an array for frequencies</text:p>
      <text:p text:style-name="P8"><text:s text:c="4"/>Time Complexity:O(26+n+26)=O(n)</text:p>
      <text:p text:style-name="P8"><text:s text:c="4"/>Space compl<text:span text:style-name="T6">e</text:span>xity: O(26)=O(1)</text:p>
      <text:p text:style-name="P8">*/</text:p>
      <text:p text:style-name="P8">class Solution{</text:p>
      <text:p text:style-name="P8"><text:s text:c="4"/>public:</text:p>
      <text:p text:style-name="P8"><text:s text:c="8"/>bool canConstruct(std::string s, int k){</text:p>
      <text:p text:style-name="P5"><text:s text:c="12"/>if(k&gt;s.size()) return false;</text:p>
      <text:p text:style-name="P8"><text:s text:c="12"/>std::vector&lt;int&gt; freq(26,0);</text:p>
      <text:p text:style-name="P5"><text:s text:c="12"/>for(auto&amp; letter: s) freq[letter-'a']++;</text:p>
      <text:p text:style-name="P8"><text:s text:c="12"/>int count_odd=0;</text:p>
      <text:p text:style-name="P9"><text:s text:c="12"/>for(auto&amp; f: freq) count_odd+=(f!=0&amp;&amp;f%2);</text:p>
      <text:p text:style-name="P8"><text:s text:c="12"/>return count_odd&lt;=k;</text:p>
      <text:p text:style-name="P8"><text:s text:c="8"/>}</text:p>
      <text:p text:style-name="P8">};</text:p>
      <text:h text:style-name="P12" text:outline-level="1">1400. Construct K Palindrome Strings</text:h>
      <text:p text:style-name="P8">/*</text:p>
      <text:p text:style-name="P8"><text:s text:c="3"/><text:span text:style-name="T4"><text:s/>Math: counting number of odds freq</text:span><text:span text:style-name="T5">u</text:span><text:span text:style-name="T4">e</text:span><text:span text:style-name="T5">n</text:span><text:span text:style-name="T4">cies</text:span></text:p>
      <text:p text:style-name="P10"><text:s text:c="4"/>using a bitmask</text:p>
      <text:p text:style-name="P8"><text:s text:c="4"/>Time Complexity:O(n)</text:p>
      <text:p text:style-name="P8"><text:s text:c="4"/>Space compl<text:span text:style-name="T6">e</text:span>xity: O(1)</text:p>
      <text:p text:style-name="P8"/>
      <text:p text:style-name="P8">*/</text:p>
      <text:p text:style-name="P8">class Solution {</text:p>
      <text:p text:style-name="P8"><text:s text:c="4"/>public:</text:p>
      <text:p text:style-name="P8"><text:s text:c="8"/>bool canConstruct(std::string s, int k) {</text:p>
      <text:p text:style-name="P6"><text:s text:c="12"/>if(k&gt;s.size()) return false;</text:p>
      <text:p text:style-name="P8"><text:s text:c="12"/><text:span text:style-name="T3">// Update the bitmask for each character</text:span></text:p>
      <text:p text:style-name="P8"><text:s text:c="12"/>int bitmask=0;</text:p>
      <text:p text:style-name="P5"><text:s text:c="12"/>for(auto&amp; letter: s) bitmask^=1&lt;&lt;<text:span text:style-name="T7">(26-</text:span>(letter-'a')<text:span text:style-name="T7">)</text:span>;</text:p>
      <text:p text:style-name="P8"><text:s text:c="12"/><text:span text:style-name="T3">// Count the number of set bits in the bitmask</text:span></text:p>
      <text:p text:style-name="P5"><text:s text:c="12"/>int count_odd= __builtin_popcount(bitmask);</text:p>
      <text:p text:style-name="P8"><text:s text:c="12"/>return count_odd&lt;=k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1:46:56.148242973</meta:creation-date>
    <dc:date>2025-01-11T13:05:12.972413075</dc:date>
    <meta:editing-duration>PT12M19S</meta:editing-duration>
    <meta:editing-cycles>6</meta:editing-cycles>
    <meta:generator>LibreOffice/24.2.7.2$Linux_X86_64 LibreOffice_project/420$Build-2</meta:generator>
    <meta:print-date>2025-01-11T11:48:44.741984381</meta:print-date>
    <meta:printed-by>PDF files</meta:printed-by>
    <meta:document-statistic meta:table-count="0" meta:image-count="0" meta:object-count="2" meta:page-count="2" meta:paragraph-count="59" meta:word-count="249" meta:character-count="1821" meta:non-whitespace-character-count="1399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2/content.xml><?xml version="1.0" encoding="utf-8"?>
<math xmlns="http://www.w3.org/1998/Math/MathML" display="block">
  <semantics>
    <msup>
      <mn>10</mn>
      <mn>5</mn>
    </msup>
    <annotation encoding="StarMath 5.0">10^5</annotation>
  </semantics>
</math>
</file>